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d4ea6b" fo:min-height="0cm" fo:min-width="0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75cm" fo:min-width="2.2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cm" fo:min-width="3.25cm"/>
      <style:paragraph-properties style:writing-mode="lr-tb"/>
    </style:style>
    <style:style style:name="gr5" style:family="graphic" style:parent-style-name="standard">
      <style:graphic-properties draw:fill-color="#ffff00" draw:opacity="67%" draw:textarea-horizontal-align="justify" draw:textarea-vertical-align="middle" draw:auto-grow-height="false" fo:min-height="2.5cm" fo:min-width="2.749cm" fo:wrap-option="wrap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cm" fo:min-width="3.5cm"/>
      <style:paragraph-properties style:writing-mode="lr-tb"/>
    </style:style>
    <style:style style:name="gr7" style:family="graphic" style:parent-style-name="standard">
      <style:graphic-properties svg:stroke-color="#492300" draw:fill-color="#ffff6d" draw:textarea-horizontal-align="justify" draw:textarea-vertical-align="middle" draw:auto-grow-height="false" fo:min-height="2.75cm" fo:min-width="4.499cm" fo:wrap-option="wrap"/>
      <style:paragraph-properties style:writing-mode="lr-tb"/>
    </style:style>
    <style:style style:name="gr8" style:family="graphic" style:parent-style-name="standard">
      <style:graphic-properties draw:fill-color="#ffff6d" draw:textarea-horizontal-align="justify" draw:textarea-vertical-align="middle" draw:auto-grow-height="false" fo:min-height="3.5cm" fo:min-width="4.5cm" fo:wrap-option="wrap"/>
      <style:paragraph-properties style:writing-mode="lr-tb"/>
    </style:style>
    <style:style style:name="gr9" style:family="graphic" style:parent-style-name="standard" style:list-style-name="L1">
      <style:graphic-properties draw:fill-color="#800080" draw:textarea-horizontal-align="justify" draw:textarea-vertical-align="middle" draw:auto-grow-height="false" fo:min-height="0.376cm" fo:min-width="0.75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0.75cm" fo:min-width="1.5cm"/>
      <style:paragraph-properties style:writing-mode="lr-tb"/>
    </style:style>
    <style:style style:name="gr11" style:family="graphic" style:parent-style-name="standard">
      <style:graphic-properties svg:stroke-color="#f10d0c" draw:fill-color="#ff3838" draw:textarea-horizontal-align="justify" draw:textarea-vertical-align="middle" draw:auto-grow-height="false" fo:min-height="0.75cm" fo:min-width="1.2cm"/>
      <style:paragraph-properties style:writing-mode="lr-tb"/>
    </style:style>
    <style:style style:name="gr12" style:family="graphic" style:parent-style-name="standard">
      <style:graphic-properties draw:fill-color="#d4ea6b" draw:textarea-horizontal-align="justify" draw:textarea-vertical-align="middle" draw:auto-grow-height="false" fo:min-height="2.749cm" fo:min-width="2.1cm" fo:wrap-option="wrap"/>
      <style:paragraph-properties style:writing-mode="lr-tb"/>
    </style:style>
    <style:style style:name="gr13" style:family="graphic" style:parent-style-name="standard">
      <style:graphic-properties draw:fill-color="#ff7b59" draw:textarea-horizontal-align="justify" draw:textarea-vertical-align="middle" draw:auto-grow-height="false" fo:min-height="2.75cm" fo:min-width="4.25cm" fo:wrap-option="wrap"/>
      <style:paragraph-properties style:writing-mode="lr-tb"/>
    </style:style>
    <style:style style:name="gr14" style:family="graphic" style:parent-style-name="standard">
      <style:graphic-properties svg:stroke-color="#bbe33d" draw:fill-color="#224b12" draw:textarea-horizontal-align="justify" draw:textarea-vertical-align="middle" draw:auto-grow-height="false" fo:min-height="5.5cm" fo:min-width="5.75cm"/>
      <style:paragraph-properties style:writing-mode="lr-tb"/>
    </style:style>
    <style:style style:name="gr15" style:family="graphic" style:parent-style-name="standard">
      <style:graphic-properties draw:fill-color="#ff3838" draw:textarea-horizontal-align="justify" draw:textarea-vertical-align="middle" draw:auto-grow-height="false" fo:min-height="4.75cm" fo:min-width="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-color="#d4ea6b"/>
      <style:paragraph-properties style:writing-mode="lr-tb"/>
      <style:text-properties fo:font-size="11pt" style:font-size-asian="11pt" style:font-size-complex="11pt"/>
    </style:style>
    <style:style style:name="P4" style:family="paragraph">
      <style:paragraph-properties fo:text-align="center" style:writing-mode="lr-tb"/>
      <style:text-properties style:font-name="Loma" fo:font-size="10pt" style:font-size-asian="10pt" style:font-size-complex="10pt"/>
    </style:style>
    <style:style style:name="P5" style:family="paragraph">
      <loext:graphic-properties draw:fill-color="#b4c7dc"/>
      <style:paragraph-properties fo:text-align="center" style:writing-mode="lr-tb"/>
      <style:text-properties style:font-name="Loma"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loext:graphic-properties draw:fill-color="#ffff00" draw:opacity="67%"/>
      <style:paragraph-properties fo:text-align="center" style:writing-mode="lr-tb"/>
      <style:text-properties fo:font-size="10.5pt" style:font-size-asian="10.5pt" style:font-size-complex="10.5pt"/>
    </style:style>
    <style:style style:name="P10" style:family="paragraph"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b4c7dc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ff6d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ffff6d"/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bbe33d"/>
      <style:paragraph-properties fo:text-align="center" style:writing-mode="lr-tb"/>
    </style:style>
    <style:style style:name="P19" style:family="paragraph">
      <loext:graphic-properties draw:fill-color="#ff3838"/>
      <style:paragraph-properties fo:text-align="center" style:writing-mode="lr-tb"/>
    </style:style>
    <style:style style:name="P20" style:family="paragraph">
      <loext:graphic-properties draw:fill-color="#d4ea6b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ff7b59"/>
      <style:paragraph-properties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224b12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oma"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draw:line-skew="3.751cm" svg:x1="17.375cm" svg:y1="16.25cm" svg:x2="13.125cm" svg:y2="16.25cm" draw:start-shape="id1" draw:end-shape="id2" svg:d="M17375 16250v3250h-4250v-3250" svg:viewBox="0 0 4251 3251">
          <text:p/>
        </draw:connector>
        <draw:custom-shape draw:style-name="gr2" draw:text-style-name="P3" draw:layer="layout" svg:width="2.999cm" svg:height="1.115cm" svg:x="12.5cm" svg:y="14cm">
          <text:p text:style-name="P2"><text:span text:style-name="T1">Alô, bom dia! Sr </text:span><text:span text:style-name="T1">Marcos?</text:span></text:p>
          <draw:enhanced-geometry svg:viewBox="0 0 21600 21600" draw:mirror-horizontal="false" draw:mirror-vertical="false" draw:type="line-callout-3" draw:modifiers="-3002.4 38322.5806451613 -1800 3858.88423089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5" xml:id="id2" draw:id="id2" draw:layer="layout" svg:width="2.75cm" svg:height="2cm" svg:x="11.75cm" svg:y="16.25cm">
          <text:p text:style-name="P4"><text:span text:style-name="T2">Confirmação do 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" draw:id="id1" draw:layer="layout" svg:width="3.75cm" svg:height="2.25cm" svg:x="15.5cm" svg:y="16.25cm">
          <text:p text:style-name="P6"><text:span text:style-name="T1">Apresent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.249cm" svg:height="2.75cm" svg:x="16.5cm" svg:y="12.25cm">
          <text:p text:style-name="P8"><text:span text:style-name="T3">Meu nome é Vitor, falo em nome da Vivo tudo bem com o(a) Sr(a)?</text:span></text:p>
          <draw:enhanced-geometry svg:viewBox="0 0 21600 21600" draw:mirror-horizontal="false" draw:mirror-vertical="false" draw:type="line-callout-3" draw:modifiers="-3323.07692307692 31406.7611777535 -1661.53846153846 4349.8364231188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" draw:text-style-name="P1" draw:layer="layout" svg:x1="17.375cm" svg:y1="16.25cm" svg:x2="22.5cm" svg:y2="16.25cm" draw:start-shape="id1" draw:start-glue-point="0" draw:end-shape="id3" draw:end-glue-point="2" svg:d="M17375 16250v-501h2500v1002h2625v-501" svg:viewBox="0 0 5126 1003">
          <text:p/>
        </draw:connector>
        <draw:custom-shape draw:style-name="gr6" draw:text-style-name="P11" xml:id="id3" draw:id="id3" draw:layer="layout" svg:width="4cm" svg:height="2.25cm" svg:x="20.5cm" svg:y="14cm">
          <text:p text:style-name="P10"><text:span text:style-name="T4">Mo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4.999cm" svg:height="3cm" svg:x="23.251cm" svg:y="10.5cm">
          <text:p text:style-name="P12"><text:span text:style-name="T5">Estou entrando em contato para agendar a coleta dos equipamentos.</text:span></text:p>
          <draw:enhanced-geometry svg:viewBox="0 0 21600 21600" draw:mirror-horizontal="false" draw:mirror-vertical="false" draw:type="line-callout-3" draw:modifiers="-5806.08 24486.2379206931 -1080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4" draw:layer="layout" svg:width="5cm" svg:height="3.75cm" svg:x="25.524cm" svg:y="14.072cm">
          <text:p text:style-name="P10"><text:span text:style-name="T4">Seria possível deixar para dia *</text:span><text:span text:style-name="T6">dia</text:span><text:span text:style-name="T4">* em horário comercial das 08:00 às 18:00?</text:span></text:p>
          <draw:enhanced-geometry svg:viewBox="0 0 21600 21600" draw:mirror-horizontal="false" draw:mirror-vertical="false" draw:type="line-callout-3" draw:modifiers="-2746.97060587882 -2614.34284190882 -1079.78404319136 3190.18928285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6" xml:id="id4" draw:id="id4" draw:layer="layout" svg:width="2.5cm" svg:height="1.25cm" svg:x="26.75cm" svg:y="17.868cm">
          <text:p text:style-name="P15"><text:span text:style-name="T7">s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8" xml:id="id6" draw:id="id6" draw:layer="layout" svg:width="2cm" svg:height="1cm" svg:x="30.75cm" svg:y="19.75cm">
          <text:p text:style-name="P17">sim</text:p>
          <draw:enhanced-geometry svg:viewBox="0 0 21600 21600" draw:type="rectangle" draw:enhanced-path="M 0 0 L 21600 0 21600 21600 0 21600 0 0 Z N"/>
        </draw:custom-shape>
        <draw:custom-shape draw:style-name="gr11" draw:text-style-name="P19" xml:id="id5" draw:id="id5" draw:layer="layout" svg:width="1.7cm" svg:height="1cm" svg:x="22.75cm" svg:y="19.5cm">
          <text:p text:style-name="P17">não</text:p>
          <draw:enhanced-geometry svg:viewBox="0 0 21600 21600" draw:type="rectangle" draw:enhanced-path="M 0 0 L 21600 0 21600 21600 0 21600 0 0 Z N"/>
        </draw:custom-shape>
        <draw:custom-shape draw:style-name="gr12" draw:text-style-name="P20" xml:id="id9" draw:id="id9" draw:layer="layout" svg:width="2.6cm" svg:height="2.999cm" svg:x="30.4cm" svg:y="21.5cm">
          <text:p text:style-name="P10"><text:span text:style-name="T4">Confirmar os dados com o cliente</text:span></text:p>
          <draw:enhanced-geometry svg:viewBox="0 0 21600 21600" draw:mirror-horizontal="true" draw:type="line-callout-1" draw:modifiers="-5381.31487889273 4190.4 -5381.3148788927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1" xml:id="id7" draw:id="id7" draw:layer="layout" svg:width="4.75cm" svg:height="3cm" svg:x="21cm" svg:y="21cm">
          <text:p text:style-name="P10"><text:span text:style-name="T4">haveria possibilidade de deixar na portaria ou retirar no endereço de serviço</text:span></text:p>
          <draw:enhanced-geometry svg:viewBox="0 0 21600 21600" draw:mirror-horizontal="false" draw:type="line-callout-1" draw:modifiers="-1304.82003788676 3821.92602465845 -1132.05640917702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" draw:text-style-name="P1" draw:layer="layout" svg:x1="26.75cm" svg:y1="18.493cm" svg:x2="24.45cm" svg:y2="20cm" draw:start-shape="id4" draw:start-glue-point="5" draw:end-shape="id5" draw:end-glue-point="1" svg:d="M26750 18493h-1150v1507h-1150" svg:viewBox="0 0 2301 1508">
          <text:p/>
        </draw:connector>
        <draw:connector draw:style-name="gr1" draw:text-style-name="P1" draw:layer="layout" draw:line-skew="-0.126cm" svg:x1="29.25cm" svg:y1="18.493cm" svg:x2="30.75cm" svg:y2="20.25cm" draw:start-shape="id4" draw:start-glue-point="7" draw:end-shape="id6" draw:end-glue-point="3" svg:d="M29250 18493h625v1757h875" svg:viewBox="0 0 1501 1758">
          <text:p/>
        </draw:connector>
        <draw:custom-shape draw:style-name="gr14" draw:text-style-name="P22" xml:id="id8" draw:id="id8" draw:layer="layout" svg:width="6.25cm" svg:height="5.75cm" svg:x="24.75cm" svg:y="25.25cm">
          <text:p text:style-name="P17">Só pra confirmar, ficou agendado para *<text:span text:style-name="T8">dia tal</text:span>* *<text:span text:style-name="T8">horário tal</text:span>* </text:p>
          <text:p text:style-name="P17">O endereço de retirada é: *<text:span text:style-name="T8">tal tal</text:span>*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3.375cm" svg:y1="24cm" svg:x2="24.75cm" svg:y2="28.125cm" draw:start-shape="id7" draw:start-glue-point="2" draw:end-shape="id8" draw:end-glue-point="3" svg:d="M23375 24000v4125h1375" svg:viewBox="0 0 1376 4126">
          <text:p/>
        </draw:connector>
        <draw:connector draw:style-name="gr1" draw:text-style-name="P1" draw:layer="layout" svg:x1="31.7cm" svg:y1="24.499cm" svg:x2="31cm" svg:y2="28.125cm" draw:start-shape="id9" draw:start-glue-point="2" draw:end-shape="id8" draw:end-glue-point="1" svg:d="M31700 24499v3626h-700" svg:viewBox="0 0 701 3627">
          <text:p/>
        </draw:connector>
        <draw:custom-shape draw:style-name="gr15" draw:text-style-name="P19" draw:layer="layout" svg:width="8.5cm" svg:height="5cm" svg:x="35.25cm" svg:y="20.749cm">
          <text:p text:style-name="P17">Seriam `tantos` aparelhos para retirada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6T14:38:58.901057199</meta:creation-date>
    <meta:editing-duration>PT1H13M29S</meta:editing-duration>
    <meta:editing-cycles>6</meta:editing-cycles>
    <meta:generator>LibreOffice/7.3.7.2$Linux_X86_64 LibreOffice_project/30$Build-2</meta:generator>
    <dc:date>2023-04-10T18:06:49.376950125</dc:date>
    <meta:document-statistic meta:object-count="20"/>
  </office:meta>
</office:document-meta>
</file>